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que_email</text:p>
          </table:table-cell>
          <table:table-cell office:value-type="string" calcext:value-type="string">
            <text:p>intrarelazionale</text:p>
          </table:table-cell>
          <table:table-cell office:value-type="string" calcext:value-type="string">
            <text:p>non ci posso essere righe diverse con la stessa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que_CF</text:p>
          </table:table-cell>
          <table:table-cell office:value-type="string" calcext:value-type="string">
            <text:p>intrarelazionale</text:p>
          </table:table-cell>
          <table:table-cell office:value-type="string" calcext:value-type="string">
            <text:p>non ci posso essere righe diverse con lo stesso codice fi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_BirthDate_User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la data di nascita deve <text:s/>essere necessariamente antecedente alla data odiern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amili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_BirthDate_Familiar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la data di nascita deve <text:s/>essere necessariamente antecedente alla data odiern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ankAccou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ership_check_BA</text:p>
          </table:table-cell>
          <table:table-cell office:value-type="string" calcext:value-type="string">
            <text:p>N-upla</text:p>
          </table:table-cell>
          <table:table-cell office:value-type="string" calcext:value-type="string">
            <text:p>un Conto Corrente deve appartenere ad un Utente o ad un Familiare, ma non può appartenere ad entrambi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wnership_check_Card</text:p>
          </table:table-cell>
          <table:table-cell office:value-type="string" calcext:value-type="string">
            <text:p>N-upla</text:p>
          </table:table-cell>
          <table:table-cell office:value-type="string" calcext:value-type="string">
            <text:p>un aCarta deve appartenere ad un Utente o ad un Familiare, ma non può appartenere ad entramb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Category_Chec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la categoria di una carta deve essere necessariamente “prepaid”, “debit” o “credit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ransa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_Transaction_Date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la data di effettuazione della Transazione deve essere antecedente o al massimo coincidente alla data odiern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43:04.127380633</meta:creation-date>
    <dc:date>2024-01-18T12:11:42.202191906</dc:date>
    <meta:editing-duration>PT2H28M38S</meta:editing-duration>
    <meta:editing-cycles>2</meta:editing-cycles>
    <meta:generator>LibreOffice/7.6.4.1$Linux_X86_64 LibreOffice_project/60$Build-1</meta:generator>
    <meta:document-statistic meta:table-count="1" meta:cell-count="30" meta:object-count="0"/>
  </office:meta>
</office:document-meta>
</file>